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62f" officeooo:paragraph-rsid="001b762f"/>
    </style:style>
    <style:style style:name="P2" style:family="paragraph" style:parent-style-name="Standard">
      <style:text-properties officeooo:rsid="001c1e01" officeooo:paragraph-rsid="001c1e01"/>
    </style:style>
    <style:style style:name="P3" style:family="paragraph" style:parent-style-name="Standard">
      <style:paragraph-properties fo:text-align="justify" style:justify-single-word="false"/>
      <style:text-properties officeooo:rsid="001c1e01" officeooo:paragraph-rsid="001c1e01"/>
    </style:style>
    <style:style style:name="P4" style:family="paragraph" style:parent-style-name="Standard">
      <style:text-properties officeooo:rsid="001c4080" officeooo:paragraph-rsid="001c4080"/>
    </style:style>
    <style:style style:name="P5" style:family="paragraph" style:parent-style-name="Standard">
      <style:text-properties officeooo:rsid="001c4b3f" officeooo:paragraph-rsid="001c4b3f"/>
    </style:style>
    <style:style style:name="T1" style:family="text">
      <style:text-properties officeooo:rsid="001c4080"/>
    </style:style>
    <style:style style:name="T2" style:family="text">
      <style:text-properties officeooo:rsid="001c4b3f"/>
    </style:style>
    <style:style style:name="T3" style:family="text">
      <style:text-properties officeooo:rsid="001d18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S DE UM PROJETO E A SUA MENTALIDADE SOBRE ELAS</text:p>
      <text:p text:style-name="P1"/>
      <text:p text:style-name="P1">DEFINIÇÃO: Definição das diretrizes base do projeto, como: Objetivo do projeto, qual equipe vai trabalhar, partes interessadas, riscos, etc…</text:p>
      <text:p text:style-name="P1"/>
      <text:p text:style-name="P1">É nessa fase que o Cliente, Patrocinadores, Equipe, Gerente de projetos, Direção da empresa vão avaliar o projeto antes mesmo de ser planejado.</text:p>
      <text:p text:style-name="P1"/>
      <text:p text:style-name="P1">PLANEJAMENTO: Planejar é colocar em ordem, é ser proativo, é uma antecipação de como as coisas devem acontecer no projeto.</text:p>
      <text:p text:style-name="P1"/>
      <text:p text:style-name="P1">Nessa etapa é criado o cronograma.</text:p>
      <text:p text:style-name="P1"/>
      <text:p text:style-name="P1">EXECUÇÃO: Executar o que foi planejado</text:p>
      <text:p text:style-name="P1"/>
      <text:p text:style-name="P2">MONITORAMENTO E CONTROLE: É iniciada junto com a fase de execução, onde o gerente vai acompanhar o projeto, para manter o projeto no caminho, cuidar o cronograma, atrasos, desempenho da equipe, monitorar os riscos etc…</text:p>
      <text:p text:style-name="P2"/>
      <text:p text:style-name="P2">ENCERRAMENTO: Momento de extrair o valor, para aplicar nos próximos projetos.</text:p>
      <text:p text:style-name="P2"/>
      <text:p text:style-name="P2"/>
      <text:p text:style-name="P2">AS 10 ÁREAS DE CONHECIMENTO</text:p>
      <text:p text:style-name="P2"/>
      <text:p text:style-name="P2">01. Integração: <text:span text:style-name="T3">Tem como principal objetivo integrar e consolidar as atividades e processos das outras 9 áreas de conhecimento.</text:span></text:p>
      <text:p text:style-name="P2"/>
      <text:p text:style-name="P2">02. Recursos: <text:span text:style-name="T2">Podemos ter os recursos humanos ou outros tipos, como materiais e equipamentos,</text:span></text:p>
      <text:p text:style-name="P5">envolve muito a equipe do projeto, toda a parte técnica, precisamos ter hábitos de liderança, para conduzir a equipe do projeto, como atribuir papeis e responsabilidades, gerenciar disponibilidades das pessoas, etc...</text:p>
      <text:p text:style-name="P2"/>
      <text:p text:style-name="P3">03. Escopo: Trabalho necessário para que o projeto atinja o seu objetivo, é apenas o que o projeto pede, não é tirar coisas e nem colocar coisas, apenas o que o projeto pede, para chegar no objetivo o mais rápido, claro que as vezes o cliente pode pedir mudanças.</text:p>
      <text:p text:style-name="P3"/>
      <text:p text:style-name="P3">04. Tempo/cronograma: <text:span text:style-name="T1">Analisar o trabalho a ser realizado no projeto, transformar ele em atividades, estimar o tempo para essas atividades, definir quem será os responsáveis pelas atividades e construir um cronograma para ser seguido e alcançar o prazo de um projeto.</text:span></text:p>
      <text:p text:style-name="P2"/>
      <text:p text:style-name="P2">05. Qualidade: <text:span text:style-name="T1">Garantir a qualidade do que será desenvolvido, quais métodos iremos utilizar, quais ferramentas, em que momentos serão utilizadas, tudo para garantir a qualidade do projeto.</text:span></text:p>
      <text:p text:style-name="P2"/>
      <text:p text:style-name="P2">06. Comunicação: <text:span text:style-name="T3">Fazer a comunicação com os clientes, gestores, equipe</text:span><text:span text:style-name="T2">, interessados, </text:span><text:span text:style-name="T3">por vias de</text:span><text:span text:style-name="T2"> e-mail, reuniões, ou outro tipo, essas comunicações precisam ser gerenciadas, precisa ter um padrão, gráficos, escrita, dias e horários planejados </text:span><text:span text:style-name="T3">para envios</text:span><text:span text:style-name="T2">, enviar para as pessoas corretas, </text:span><text:span text:style-name="T3">até o tom de voz importa nessa parte</text:span><text:span text:style-name="T2">.</text:span></text:p>
      <text:p text:style-name="P2"/>
      <text:p text:style-name="P2">07. Partes Interessadas: <text:span text:style-name="T1">São pessoas, entidades ou organizações que possuem interesse direto ou indireto no seu projeto, que impacta no projeto, mapear as organizações que estão envolvidos, precisa gerenciar as partes.</text:span></text:p>
      <text:p text:style-name="P2"/>
      <text:p text:style-name="P2"><text:soft-page-break/>08. Custos: <text:span text:style-name="T1">Estimar quais serão os custos de cada uma das atividades, visando definir com segurança o orçamento do projeto, monitorar os custos ao longo do projeto, gastos não esperados.</text:span></text:p>
      <text:p text:style-name="P2"/>
      <text:p text:style-name="P2">09. Aquisições: <text:span text:style-name="T3">Foca nos processos necessários para aquisições, como os terceirizados, saber o momento que o projeto está precisando, se precisa adquirir, pessoas ou materiais de terceitos.</text:span></text:p>
      <text:p text:style-name="P2"/>
      <text:p text:style-name="P2">10. Riscos: <text:span text:style-name="T1">O risco surge da incerteza, pode ou não acontecer, precisamos gerenciar esses riscos e providenciar uma alternativa para evitar o risco ou reduzir os impactos no projeto.</text:span></text:p>
      <text:p text:style-name="P4">Redução dos custos do projeto em até 20%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6:28:57.165762810</meta:creation-date>
    <dc:date>2024-03-16T21:16:55.775589116</dc:date>
    <meta:editing-duration>PT6M18S</meta:editing-duration>
    <meta:editing-cycles>1</meta:editing-cycles>
    <meta:document-statistic meta:table-count="0" meta:image-count="0" meta:object-count="0" meta:page-count="2" meta:paragraph-count="21" meta:word-count="490" meta:character-count="3148" meta:non-whitespace-character-count="2679"/>
    <meta:generator>LibreOffice/7.3.7.2$Linux_X86_64 LibreOffice_project/30$Build-2</meta:generator>
  </office:meta>
</office:document-meta>
</file>